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style:font-name="Calibri Light" style:font-name-complex="Calibri Light" fo:font-weight="bold" style:font-weight-asian="bold" fo:font-size="14pt" style:font-size-asian="14pt" fo:language="en" fo:country="GB"/>
    </style:style>
    <style:style style:name="P2" style:parent-style-name="Normal" style:family="paragraph">
      <style:paragraph-properties fo:text-align="center" fo:line-height="150%"/>
      <style:text-properties style:font-name="Calibri Light" style:font-name-complex="Calibri Light" fo:font-weight="bold" style:font-weight-asian="bold" fo:font-size="14pt" style:font-size-asian="14pt" fo:language="en" fo:country="GB"/>
    </style:style>
    <style:style style:name="P3" style:parent-style-name="Normal" style:family="paragraph">
      <style:paragraph-properties fo:text-align="center" fo:line-height="150%"/>
      <style:text-properties style:font-name="Calibri Light" style:font-name-complex="Calibri Light" fo:font-weight="bold" style:font-weight-asian="bold" fo:font-size="14pt" style:font-size-asian="14pt" fo:language="en" fo:country="GB"/>
    </style:style>
    <style:style style:name="P4" style:parent-style-name="Normal" style:family="paragraph">
      <style:paragraph-properties fo:text-align="center" fo:line-height="150%"/>
      <style:text-properties style:font-name="Calibri Light" style:font-name-complex="Calibri Light" fo:font-weight="bold" style:font-weight-asian="bold" fo:font-size="14pt" style:font-size-asian="14pt" fo:language="en" fo:country="GB"/>
    </style:style>
    <style:style style:name="P5" style:parent-style-name="Normal" style:family="paragraph">
      <style:paragraph-properties fo:line-height="150%"/>
      <style:text-properties fo:font-size="12pt" style:font-size-asian="12pt" fo:language="en" fo:country="IE"/>
    </style:style>
    <style:style style:name="P6" style:parent-style-name="Normal" style:family="paragraph">
      <style:paragraph-properties fo:line-height="150%"/>
      <style:text-properties fo:font-size="12pt" style:font-size-asian="12pt" fo:language="en" fo:country="IE"/>
    </style:style>
    <style:style style:name="P7" style:parent-style-name="Normal" style:family="paragraph">
      <style:paragraph-properties fo:line-height="150%"/>
      <style:text-properties fo:font-size="12pt" style:font-size-asian="12pt" fo:language="en" fo:country="IE"/>
    </style:style>
    <style:style style:name="P8" style:parent-style-name="Normal" style:family="paragraph">
      <style:paragraph-properties fo:line-height="150%"/>
      <style:text-properties fo:font-size="12pt" style:font-size-asian="12pt" fo:language="en" fo:country="IE"/>
    </style:style>
    <style:style style:name="P9" style:parent-style-name="Normal" style:family="paragraph">
      <style:paragraph-properties fo:line-height="150%"/>
      <style:text-properties fo:font-size="12pt" style:font-size-asian="12pt" fo:language="en" fo:country="IE"/>
    </style:style>
    <style:style style:name="P10" style:parent-style-name="Normal" style:family="paragraph">
      <style:paragraph-properties fo:line-height="150%"/>
      <style:text-properties fo:font-size="12pt" style:font-size-asian="12pt" fo:language="en" fo:country="IE"/>
    </style:style>
    <style:style style:name="P11" style:parent-style-name="Normal" style:family="paragraph">
      <style:paragraph-properties fo:line-height="150%"/>
      <style:text-properties fo:font-size="12pt" style:font-size-asian="12pt" fo:language="en" fo:country="IE"/>
    </style:style>
    <style:style style:name="P12" style:parent-style-name="Normal" style:family="paragraph">
      <style:paragraph-properties fo:line-height="150%"/>
      <style:text-properties fo:font-size="12pt" style:font-size-asian="12pt" fo:language="en" fo:country="IE"/>
    </style:style>
    <style:style style:name="P13" style:parent-style-name="Normal" style:family="paragraph">
      <style:paragraph-properties fo:line-height="150%"/>
      <style:text-properties fo:font-size="12pt" style:font-size-asian="12pt" fo:language="en" fo:country="IE"/>
    </style:style>
  </office:automatic-styles>
  <office:body>
    <office:text text:use-soft-page-breaks="true">
      <text:p text:style-name="P1">Strategic Management - DT354/4</text:p>
      <text:p text:style-name="P2">Individual Reflection</text:p>
      <text:p text:style-name="P3">Jack Kehoe</text:p>
      <text:p text:style-name="P4">C14456172</text:p>
      <text:p text:style-name="P5"/>
      <text:p text:style-name="P6">As this academic year comes to a close, it is now an apt time to look back on the strategic management module<text:s/>that we had this year and reflect on the teaching methods, skills learned and the overall feeling of the class.</text:p>
      <text:p text:style-name="P7">When reflecting on the past year of strategic management lectures, one thing that sticks out to me about it when compared to other lectures we<text:s/>have had is the emphasis on participation with the class. It was clear to see that participation by the students was a core component of how this subject was taught. Although there were some sleepy Friday mornings, I did enjoy the interaction between the class when it came to debating topics or answering questions. I thought that we heard from a wide range of people and not just the same few voices, a problem I find happens in other subjects. This mix of opinions and the interactive nature of the class helped to keep things interesting and made it easier to learn topics as we had to think about the data rather than just read or listen to it.</text:p>
      <text:p text:style-name="P8">The group work in class was another feature of the module that stood out when comparing to other similar classes we’ve<text:s/>had. These exercises made us critically think about the topics and as each group was called upon to read out their answers we heard a mix of different ways of answering these questions. It was also an effective way of keeping the class engaged as, especially in two hour lectures, it can be hard to concentrate if its just lecture slides the whole way through. One exercise that sticks out to me when I think back was when we had to, in groups, devise a business strategy for a food truck. As we all had to read<text:s/>these out it lead to some competition to see who had the best idea for a business. This light competition made it much more engaging and was an effective way of making one engage with the subject matter.<text:s/></text:p>
      <text:soft-page-break/>
      <text:p text:style-name="P9">The first assignment we had was to be done alone.<text:s/>It was a report on Uber based on a case study and other external data we could find. By compiling a S.W.O.T analysis on the company we were made to explore the ins and outs of Uber and when creating the internal and external analysis we had to critically think about Uber based on the data we had collected in the first part. This assignment helped to show one how to learn about a company effectively, by gathering data and then analysing it critically to form an opinion on it.<text:s/></text:p>
      <text:p text:style-name="P10">The second assignment we had was a report in groups that had to be done in class. By working in teams, we had to strengthen our communication and flexibility skills to effectively manage a group project. Because it was a timed assignment of 1 class, time management and planning were important. The dynamics of working in a team while under a time constraint was a new experience for me in regard to college work and proved to be challenging yet rewarding. This is obviously an important skill for any business environment and its good that we<text:s/>had some practice with it in that class.</text:p>
      <text:p text:style-name="P11">As this is primarily a computer course, it was good to do a business subject. It helped to stop our report/essay writing abilities from going rusty.<text:s/></text:p>
      <text:p text:style-name="P12">In summation, through the use of an interactive, discussion based class this module was kept interesting and refreshing. Groupwork in class helped to keep the subject matter engaging, while also providing a better<text:s/>learning experience as we had to use what we were being taught then and there. The assignments made us think critically about the subjects and by working in groups we had to improve our communication and planning skills. All in all, this module improved skills necessary for the business world and also kept subject matter that may not be very interesting, interesting.<text:s/></text:p>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k Kehoe</meta:initial-creator>
    <dc:creator>Jack Kehoe</dc:creator>
    <meta:creation-date>2018-04-08T18:28:00Z</meta:creation-date>
    <dc:date>2018-04-10T09:53:00Z</dc:date>
    <meta:template xlink:href="Normal" xlink:type="simple"/>
    <meta:editing-cycles>7</meta:editing-cycles>
    <meta:editing-duration>PT11220S</meta:editing-duration>
    <meta:document-statistic meta:page-count="2" meta:paragraph-count="7" meta:word-count="563" meta:character-count="3771" meta:row-count="26" meta:non-whitespace-character-count="3215"/>
  </office:meta>
</office:document-meta>
</file>